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6"/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8">
      <style:paragraph-properties fo:text-align="start" style:justify-single-word="false"/>
    </style:style>
    <style:style style:name="P5" style:family="paragraph" style:parent-style-name="Standard" style:list-style-name="L9">
      <style:paragraph-properties fo:text-align="start" style:justify-single-word="false"/>
    </style:style>
    <style:style style:name="P6" style:family="paragraph" style:parent-style-name="Standard" style:list-style-name="L1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formation about the entropy calculation for water molecules:</text:p>
      <text:p text:style-name="Standard">1. Center information and coordinates parsing:</text:p>
      <text:list xml:id="list794144555" text:style-name="L2">
        <text:list-item>
          <text:p text:style-name="P1">a. Read the trajectory file ('.dcd' as file extension), with python script 'readDCDFile.py',you will get the file name 'distance.txt', which includes all the oxygen atom information and coordinates.</text:p>
        </text:list-item>
        <text:list-item>
          <text:p text:style-name="P1">b. Cluster all the water oxygen coordinated in the 'distance.txt' file to obtain the centers.</text:p>
        </text:list-item>
        <text:list-item>
          <text:p text:style-name="P1">c. Optimizing the centers obtained in the last step to combine centers near each other.</text:p>
        </text:list-item>
        <text:list-item>
          <text:p text:style-name="P1">d. Read the center coordinates and save H2O coordinates according to each center. 'getH2OCoordidateAll.py' is used in this step, and the coordinates for H and O atoms were saved into 'WW_allCentre_H2O.txt'.</text:p>
        </text:list-item>
      </text:list>
      <text:p text:style-name="P3">2. Protein-water correlation entropy calculation:</text:p>
      <text:list xml:id="list975856828" text:style-name="L8">
        <text:list-item>
          <text:p text:style-name="P4">a. Using 'SW_TranEntr.py' to calculate the protein-water correlation entropy for each water molecule. The output file is saves in 'SW.dat'.</text:p>
        </text:list-item>
      </text:list>
      <text:p text:style-name="P3">3. Water-Water correlation entropy calculation:</text:p>
      <text:list xml:id="list131982264" text:style-name="L9">
        <text:list-item>
          <text:p text:style-name="P5">a. 'WW_trans.py' is used to calculate the translational entropy of each water molecules. The output file is saved in 'WW_Trans.dat'.</text:p>
        </text:list-item>
        <text:list-item>
          <text:p text:style-name="P5">b.'WW_orientation_R3.py' or 'WW_orientation_R5.py' can be used to save the entropy wo water-water orientational entropy of each water-water correlation. The output file is saved in 'water_Orien.txt'.</text:p>
        </text:list-item>
      </text:list>
      <text:p text:style-name="P3">4.Water-system interaction energy:</text:p>
      <text:list xml:id="list2009136995" text:style-name="L11">
        <text:list-item>
          <text:p text:style-name="P6">a. NAMDenergy in VMD is used to calculate the interaction energy of each system. 'energy_tcl_generation.py' is used to get the tcl file for namd energy calculation. PLS remind that include the namd directory and add -exe in each calculation.</text:p>
        </text:list-item>
        <text:list-item>
          <text:p text:style-name="P6">b. Each interaction energy is extracted with 'extract_energy.py'. </text:p>
        </text:list-item>
      </text:list>
      <text:p text:style-name="P3"/>
      <text:p text:style-name="P3">Ps: ''water_Gww_R1.py' is used to calculate the five angle correlation of bulk water.</text:p>
      <text:p text:style-name="P3"><text:s/></text:p>
      <text:list xml:id="list54699417" text:style-name="L6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s </meta:initial-creator>
    <meta:creation-date>2012-08-15T14:41:36</meta:creation-date>
    <dc:date>2012-08-15T15:24:45</dc:date>
    <dc:creator>leos </dc:creator>
    <meta:editing-duration>PT12M48S</meta:editing-duration>
    <meta:editing-cycles>1</meta:editing-cycles>
    <meta:document-statistic meta:table-count="0" meta:image-count="0" meta:object-count="0" meta:page-count="1" meta:paragraph-count="16" meta:word-count="251" meta:character-count="1695" meta:non-whitespace-character-count="1467"/>
    <meta:generator>LibreOffice/3.5$Linux_X86_64 LibreOffice_project/350m1$Build-2</meta:generator>
  </office:meta>
</office:document-meta>
</file>